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3.test_for_issue_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1423.test_for_issue_arrayMapping_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ngVal.setV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23.test_for_issue_array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ngV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23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